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25in"/>
    </style:style>
    <style:style style:name="co2" style:family="table-column">
      <style:table-column-properties fo:break-before="auto" style:column-width="0.8957in"/>
    </style:style>
    <style:style style:name="co3" style:family="table-column">
      <style:table-column-properties fo:break-before="auto" style:column-width="0.4118in"/>
    </style:style>
    <style:style style:name="co4" style:family="table-column">
      <style:table-column-properties fo:break-before="auto" style:column-width="1.0756in"/>
    </style:style>
    <style:style style:name="co5" style:family="table-column">
      <style:table-column-properties fo:break-before="auto" style:column-width="1.441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Cost</text:p>
          </table:table-cell>
          <table:table-cell office:value-type="string">
            <text:p>Requirements</text:p>
          </table:table-cell>
          <table:table-cell office:value-type="string">
            <text:p>Ship</text:p>
          </table:table-cell>
        </table:table-row>
        <table:table-row table:style-name="ro1">
          <table:table-cell office:value-type="string">
            <text:p>Moon Raiders</text:p>
          </table:table-cell>
          <table:table-cell office:value-type="string">
            <text:p>moonraid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Selene Raider</text:p>
          </table:table-cell>
        </table:table-row>
        <table:table-row table:style-name="ro1">
          <table:table-cell office:value-type="string">
            <text:p>Defender's Retribution</text:p>
          </table:table-cell>
          <table:table-cell office:value-type="string">
            <text:p>defenders</text:p>
          </table:table-cell>
          <table:table-cell office:value-type="float" office:value="250">
            <text:p>250</text:p>
          </table:table-cell>
          <table:table-cell office:value-type="string">
            <text:p>moonraid</text:p>
          </table:table-cell>
          <table:table-cell office:value-type="string">
            <text:p>Nemesis Defender</text:p>
          </table:table-cell>
        </table:table-row>
        <table:table-row table:style-name="ro1">
          <table:table-cell office:value-type="string">
            <text:p>Hyperion's Sun</text:p>
          </table:table-cell>
          <table:table-cell office:value-type="string">
            <text:p>hypsun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Hyperion Battlecruiser</text:p>
          </table:table-cell>
        </table:table-row>
        <table:table-row table:style-name="ro1">
          <table:table-cell office:value-type="string">
            <text:p>Phoebe's Moon</text:p>
          </table:table-cell>
          <table:table-cell office:value-type="string">
            <text:p>phoebmoon</text:p>
          </table:table-cell>
          <table:table-cell office:value-type="float" office:value="275">
            <text:p>275</text:p>
          </table:table-cell>
          <table:table-cell office:value-type="string">
            <text:p>hypsun</text:p>
          </table:table-cell>
          <table:table-cell office:value-type="string">
            <text:p>Phoebe Frigate</text:p>
          </table:table-cell>
        </table:table-row>
        <table:table-row table:style-name="ro1">
          <table:table-cell office:value-type="string">
            <text:p>Death Wraiths</text:p>
          </table:table-cell>
          <table:table-cell office:value-type="string">
            <text:p>deathwraith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Thanatos Wraith</text:p>
          </table:table-cell>
        </table:table-row>
        <table:table-row table:style-name="ro1">
          <table:table-cell office:value-type="string">
            <text:p>Solar Interceptors</text:p>
          </table:table-cell>
          <table:table-cell office:value-type="string">
            <text:p>solarinter</text:p>
          </table:table-cell>
          <table:table-cell office:value-type="float" office:value="200">
            <text:p>200</text:p>
          </table:table-cell>
          <table:table-cell office:value-type="string">
            <text:p>deathwraith</text:p>
          </table:table-cell>
          <table:table-cell office:value-type="string">
            <text:p>Apollo Intercepto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10">08/10/2008</text:date>, <text:time>20:1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creator>Juan Lafont</dc:creator>
    <dc:date>2008-08-10T20:16:03</dc:date>
    <meta:editing-cycles>2</meta:editing-cycles>
    <meta:editing-duration>PT11M49S</meta:editing-duration>
    <meta:user-defined meta:name="Info 1"/>
    <meta:user-defined meta:name="Info 2"/>
    <meta:user-defined meta:name="Info 3"/>
    <meta:user-defined meta:name="Info 4"/>
    <meta:document-statistic meta:table-count="1" meta:cell-count="32"/>
  </office:meta>
</office:document-meta>
</file>